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21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_shee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brary_id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Ap20-GFP-SFC-16h-R1</text:p>
          </table:table-cell>
          <table:table-cell office:value-type="string" calcext:value-type="string">
            <text:p><text:span text:style-name="T1">/export/home/2592613b/mres-malaria-gene-expression/data/Ap20-GFP-SFC-16h-R1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Ap20-GFP-SFC-16h-R1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Ap20-GFP-SFC-16h-R2</text:p>
          </table:table-cell>
          <table:table-cell office:value-type="string" calcext:value-type="string">
            <text:p><text:span text:style-name="T1">/export/home/2592613b/mres-malaria-gene-expression/data/Ap20-GFP-SFC-16h-R2_S14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Ap20-GFP-SFC-16h-R2_S14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Ap20-GFP-SFC-4h-R1</text:p>
          </table:table-cell>
          <table:table-cell office:value-type="string" calcext:value-type="string">
            <text:p><text:span text:style-name="T1">/export/home/2592613b/mres-malaria-gene-expression/data/Ap20-GFP-SFC-4h-R1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Ap20-GFP-SFC-4h-R1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Ap20-GFP-SFC-4h-R2</text:p>
          </table:table-cell>
          <table:table-cell office:value-type="string" calcext:value-type="string">
            <text:p><text:span text:style-name="T1">/export/home/2592613b/mres-malaria-gene-expression/data/Ap20-GFP-SFC-4h-R2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Ap20-GFP-SFC-4h-R2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Ap20-GFP-SFC-8h-R1</text:p>
          </table:table-cell>
          <table:table-cell office:value-type="string" calcext:value-type="string">
            <text:p><text:span text:style-name="T1">/export/home/2592613b/mres-malaria-gene-expression/data/Ap20-GFP-SFC-8h-R1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Ap20-GFP-SFC-8h-R1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Ap20-GFP-SFC-8h-R2</text:p>
          </table:table-cell>
          <table:table-cell office:value-type="string" calcext:value-type="string">
            <text:p><text:span text:style-name="T1">/export/home/2592613b/mres-malaria-gene-expression/data/Ap20-GFP-SFC-8h-R2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Ap20-GFP-SFC-8h-R2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GFPcon-16hr-R1</text:p>
          </table:table-cell>
          <table:table-cell office:value-type="string" calcext:value-type="string">
            <text:p><text:span text:style-name="T1">/export/home/2592613b/mres-malaria-gene-expression/data/GFPcon-16hr-R1_R1_combined.fastq.gz</text:span></text:p>
            <text:p><text:span text:style-name="T1"/></text:p>
          </table:table-cell>
          <table:table-cell office:value-type="string" calcext:value-type="string">
            <text:p>/export/home/2592613b/mres-malaria-gene-expression/data/GFPcon-16hr-R1_R2_combined.fastq.gz</text:p>
          </table:table-cell>
        </table:table-row>
        <table:table-row table:style-name="ro2">
          <table:table-cell office:value-type="string" calcext:value-type="string">
            <text:p>GFPcon-16hr-R2</text:p>
          </table:table-cell>
          <table:table-cell office:value-type="string" calcext:value-type="string">
            <text:p><text:span text:style-name="T1">/export/home/2592613b/mres-malaria-gene-expression/data/GFPcon-16hr-R2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GFPcon-16hr-R2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GFPcon-4hr-R1</text:p>
          </table:table-cell>
          <table:table-cell office:value-type="string" calcext:value-type="string">
            <text:p><text:span text:style-name="T1">/export/home/2592613b/mres-malaria-gene-expression/data/GFPcon-4hr-R1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GFPcon-4hr-R1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GFPcon-4hr-R2</text:p>
          </table:table-cell>
          <table:table-cell office:value-type="string" calcext:value-type="string">
            <text:p><text:span text:style-name="T1">/export/home/2592613b/mres-malaria-gene-expression/data/GFPcon-4hr-R2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GFPcon-4hr-R2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GFPcon-8hr-R1</text:p>
          </table:table-cell>
          <table:table-cell office:value-type="string" calcext:value-type="string">
            <text:p><text:span text:style-name="T1">/export/home/2592613b/mres-malaria-gene-expression/data/GFPcon-8hr-R1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GFPcon-8hr-R1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GFPcon-8hr-R2</text:p>
          </table:table-cell>
          <table:table-cell office:value-type="string" calcext:value-type="string">
            <text:p><text:span text:style-name="T1">/export/home/2592613b/mres-malaria-gene-expression/data/GFPcon-8hr-R2_R1_combined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GFPcon-8hr-R2_R2_combined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10_S417</text:p>
          </table:table-cell>
          <table:table-cell office:value-type="string" calcext:value-type="string">
            <text:p><text:span text:style-name="T1">/export/home/2592613b/mres-malaria-gene-expression/data/RM-10_S417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10_S417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1_S408</text:p>
          </table:table-cell>
          <table:table-cell office:value-type="string" calcext:value-type="string">
            <text:p><text:span text:style-name="T1">/export/home/2592613b/mres-malaria-gene-expression/data/RM-1_S408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1_S408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2_S409</text:p>
          </table:table-cell>
          <table:table-cell office:value-type="string" calcext:value-type="string">
            <text:p><text:span text:style-name="T1">/export/home/2592613b/mres-malaria-gene-expression/data/RM-2_S409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2_S409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3_S410</text:p>
          </table:table-cell>
          <table:table-cell office:value-type="string" calcext:value-type="string">
            <text:p><text:span text:style-name="T1">/export/home/2592613b/mres-malaria-gene-expression/data/RM-3_S410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3_S410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4_S411</text:p>
          </table:table-cell>
          <table:table-cell office:value-type="string" calcext:value-type="string">
            <text:p><text:span text:style-name="T1">/export/home/2592613b/mres-malaria-gene-expression/data/RM-4_S411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4_S411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5_S412</text:p>
          </table:table-cell>
          <table:table-cell office:value-type="string" calcext:value-type="string">
            <text:p><text:span text:style-name="T1">/export/home/2592613b/mres-malaria-gene-expression/data/RM-5_S412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5_S412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6_S413</text:p>
          </table:table-cell>
          <table:table-cell office:value-type="string" calcext:value-type="string">
            <text:p><text:span text:style-name="T1">/export/home/2592613b/mres-malaria-gene-expression/data/RM-6_S413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6_S413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7_S414</text:p>
          </table:table-cell>
          <table:table-cell office:value-type="string" calcext:value-type="string">
            <text:p><text:span text:style-name="T1">/export/home/2592613b/mres-malaria-gene-expression/data/RM-7_S414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7_S414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8_S415</text:p>
          </table:table-cell>
          <table:table-cell office:value-type="string" calcext:value-type="string">
            <text:p><text:span text:style-name="T1">/export/home/2592613b/mres-malaria-gene-expression/data/RM-8_S415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8_S415_R2_001.fastq.gz</text:span></text:p>
            <text:p><text:span text:style-name="T1"/></text:p>
          </table:table-cell>
        </table:table-row>
        <table:table-row table:style-name="ro2">
          <table:table-cell office:value-type="string" calcext:value-type="string">
            <text:p>RM-9_S416</text:p>
          </table:table-cell>
          <table:table-cell office:value-type="string" calcext:value-type="string">
            <text:p><text:span text:style-name="T1">/export/home/2592613b/mres-malaria-gene-expression/data/RM-9_S416_R1_001.fastq.gz</text:span></text:p>
            <text:p><text:span text:style-name="T1"/></text:p>
          </table:table-cell>
          <table:table-cell office:value-type="string" calcext:value-type="string">
            <text:p><text:span text:style-name="T1">/export/home/2592613b/mres-malaria-gene-expression/data/RM-9_S416_R2_001.fastq.gz</text:span></text:p>
            <text:p><text:span text:style-name="T1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1-03-10T21:30:45.577742006</dc:date>
    <meta:editing-duration>PT2H20M32S</meta:editing-duration>
    <meta:editing-cycles>25</meta:editing-cycles>
    <meta:document-statistic meta:table-count="1" meta:cell-count="69" meta:object-count="0"/>
  </office:meta>
</office:document-meta>
</file>